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style:text-position="super 63.6%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nalyse -&gt;<text:s/>Planning -&gt; Implement/Design<text:s/>-&gt; Analyse<text:s/>-&gt; Design -&gt;<text:s/>Implement</text:p>
      <text:p text:style-name="Normal">Eerst analyseren wat er nodig is<text:s/>en voor wie.</text:p>
      <text:p text:style-name="Normal">Daarna inplannen hoe en wanneer het gedaan moet worden en door wie.</text:p>
      <text:p text:style-name="Normal">Daarna 1<text:span text:style-name="T2">e</text:span><text:s/>versie implementeren en desigen.</text:p>
      <text:p text:style-name="Normal">Daarna Analyseren wat er nog niet werkt of wat er beter kan en of het goed op de doelgroep gericht is.</text:p>
      <text:p text:style-name="Normal">Daarna Zorgen dat het design goed functioneerd.</text:p>
      <text:p text:style-name="Normal">Daarna Zorgen dat het goed geimplementeerd is.</text:p>
      <text:p text:style-name="Normal"/>
      <text:p text:style-name="P3">Design -&gt; Analyse -&gt; Plannen -&gt; Design -&gt; Implement</text:p>
      <text:p text:style-name="Normal">Diverse basisschema’s voor een website of programma maken.</text:p>
      <text:p text:style-name="Normal">Analyse -&gt; Aan de klant diverse mogelijke voorstellen doen en hiermee samen orienteren op een manier.</text:p>
      <text:p text:style-name="Normal">Plannen -&gt; een planning maken voor het verdere aanpak voor de design.</text:p>
      <text:p text:style-name="Normal">Design -&gt; Basisschema aanpassen voor maximale functionaliteit voor de klant.</text:p>
      <text:p text:style-name="Normal">Implement -&gt; zorgen dat het goed geimplemeneerd wordt.</text:p>
      <text:p text:style-name="Normal"/>
      <text:p text:style-name="Normal"/>
      <text:p text:style-name="P4">Plannen</text:p>
      <text:p text:style-name="P5">Analyseren</text:p>
      <text:p text:style-name="P6">Design/Implent –Design/Implent</text:p>
      <text:p text:style-name="P7">Implent</text:p>
      <text:p text:style-name="P8">Analyseren</text:p>
      <text:p text:style-name="P9">Design/Implent – Design/Implent</text:p>
      <text:p text:style-name="Normal"><text:span text:style-name="T10">Impl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9-03T08:12:00Z</meta:creation-date>
    <dc:date>2015-09-03T09:41:00Z</dc:date>
    <meta:template xlink:href="Normal.dotm" xlink:type="simple"/>
    <meta:editing-cycles>1</meta:editing-cycles>
    <meta:editing-duration>PT4020S</meta:editing-duration>
    <meta:document-statistic meta:page-count="1" meta:paragraph-count="1" meta:word-count="147" meta:character-count="955" meta:row-count="6" meta:non-whitespace-character-count="809"/>
  </office:meta>
</office:document-meta>
</file>